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37b" officeooo:paragraph-rsid="0019c37b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b7c72" officeooo:paragraph-rsid="0032aeba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b7c72" officeooo:paragraph-rsid="001b7c72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b7c72" officeooo:paragraph-rsid="0024cc17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b7c72" officeooo:paragraph-rsid="00264b17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b7c72" officeooo:paragraph-rsid="0024bf53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1b7c72" officeooo:paragraph-rsid="002c40bc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b7c72" officeooo:paragraph-rsid="0028bc63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2b5c13" officeooo:paragraph-rsid="002b5c13"/>
    </style:style>
    <style:style style:name="P10" style:family="paragraph" style:parent-style-name="Standard">
      <style:paragraph-properties fo:line-height="150%" fo:text-align="justify" style:justify-single-word="false"/>
      <style:text-properties fo:font-style="italic" fo:font-weight="bold" officeooo:rsid="001b7c72" officeooo:paragraph-rsid="0024bf53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ize="14pt" fo:font-weight="bold" officeooo:rsid="001b7c72" officeooo:paragraph-rsid="001b7c7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9c37b" officeooo:paragraph-rsid="0019c37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fo:font-size="14pt" fo:font-weight="bold" officeooo:rsid="0019c37b" officeooo:paragraph-rsid="0019c37b" style:font-size-asian="14pt" style:font-weight-asian="bold" style:font-size-complex="14pt" style:font-weight-complex="bold"/>
    </style:style>
    <style:style style:name="T1" style:family="text">
      <style:text-properties officeooo:rsid="001a595c"/>
    </style:style>
    <style:style style:name="T2" style:family="text">
      <style:text-properties officeooo:rsid="001f343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b649" style:font-style-asian="italic" style:font-style-complex="italic"/>
    </style:style>
    <style:style style:name="T5" style:family="text">
      <style:text-properties fo:font-style="italic" officeooo:rsid="00239a30" style:font-style-asian="italic" style:font-style-complex="italic"/>
    </style:style>
    <style:style style:name="T6" style:family="text">
      <style:text-properties fo:font-style="italic" officeooo:rsid="0024cc17" style:font-style-asian="italic" style:font-style-complex="italic"/>
    </style:style>
    <style:style style:name="T7" style:family="text">
      <style:text-properties fo:font-style="italic" officeooo:rsid="002d7a9e" style:font-style-asian="italic" style:font-style-complex="italic"/>
    </style:style>
    <style:style style:name="T8" style:family="text">
      <style:text-properties fo:font-style="italic" officeooo:rsid="0027cfa8" style:font-style-asian="italic" style:font-style-complex="italic"/>
    </style:style>
    <style:style style:name="T9" style:family="text">
      <style:text-properties fo:font-style="italic" officeooo:rsid="002c40bc" style:font-style-asian="italic" style:font-style-complex="italic"/>
    </style:style>
    <style:style style:name="T10" style:family="text">
      <style:text-properties fo:font-style="italic" officeooo:rsid="00264b17" style:font-style-asian="italic" style:font-style-complex="italic"/>
    </style:style>
    <style:style style:name="T11" style:family="text">
      <style:text-properties fo:font-style="italic" officeooo:rsid="0028bc63" style:font-style-asian="italic" style:font-style-complex="italic"/>
    </style:style>
    <style:style style:name="T12" style:family="text">
      <style:text-properties fo:font-style="italic" officeooo:rsid="002a1999" style:font-style-asian="italic" style:font-style-complex="italic"/>
    </style:style>
    <style:style style:name="T13" style:family="text">
      <style:text-properties fo:font-style="italic" officeooo:rsid="0032aeba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4cc17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39a30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64b17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4bf53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7cfa8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c40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8bc63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a199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2aeba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39a30" style:font-style-asian="normal" style:font-style-complex="normal"/>
    </style:style>
    <style:style style:name="T26" style:family="text">
      <style:text-properties fo:font-style="normal" officeooo:rsid="0024bf53" style:font-style-asian="normal" style:font-style-complex="normal"/>
    </style:style>
    <style:style style:name="T27" style:family="text">
      <style:text-properties fo:font-style="normal" officeooo:rsid="0024cc17" style:font-style-asian="normal" style:font-style-complex="normal"/>
    </style:style>
    <style:style style:name="T28" style:family="text">
      <style:text-properties fo:font-style="normal" officeooo:rsid="00264b17" style:font-style-asian="normal" style:font-style-complex="normal"/>
    </style:style>
    <style:style style:name="T29" style:family="text">
      <style:text-properties fo:font-style="normal" officeooo:rsid="0027cfa8" style:font-style-asian="normal" style:font-style-complex="normal"/>
    </style:style>
    <style:style style:name="T30" style:family="text">
      <style:text-properties fo:font-style="normal" officeooo:rsid="00289cb5" style:font-style-asian="normal" style:font-style-complex="normal"/>
    </style:style>
    <style:style style:name="T31" style:family="text">
      <style:text-properties fo:font-style="normal" officeooo:rsid="0028bc63" style:font-style-asian="normal" style:font-style-complex="normal"/>
    </style:style>
    <style:style style:name="T32" style:family="text">
      <style:text-properties fo:font-style="normal" officeooo:rsid="002a1999" style:font-style-asian="normal" style:font-style-complex="normal"/>
    </style:style>
    <style:style style:name="T33" style:family="text">
      <style:text-properties fo:font-style="normal" officeooo:rsid="002c40bc" style:font-style-asian="normal" style:font-style-complex="normal"/>
    </style:style>
    <style:style style:name="T34" style:family="text">
      <style:text-properties fo:font-style="normal" officeooo:rsid="002d7a9e" style:font-style-asian="normal" style:font-style-complex="normal"/>
    </style:style>
    <style:style style:name="T35" style:family="text">
      <style:text-properties fo:font-style="normal" officeooo:rsid="002f6f33" style:font-style-asian="normal" style:font-style-complex="normal"/>
    </style:style>
    <style:style style:name="T36" style:family="text">
      <style:text-properties fo:font-style="normal" officeooo:rsid="0032aeba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0b649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39a30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64b17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4bf53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27cfa8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c40bc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8bc63" style:font-style-asian="normal" style:font-weight-asian="bold" style:font-style-complex="normal" style:font-weight-complex="bold"/>
    </style:style>
    <style:style style:name="T45" style:family="text">
      <style:text-properties officeooo:rsid="0024bf53"/>
    </style:style>
    <style:style style:name="T46" style:family="text">
      <style:text-properties officeooo:rsid="00264b17"/>
    </style:style>
    <style:style style:name="T47" style:family="text">
      <style:text-properties officeooo:rsid="002d7a9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32aeba" style:font-weight-asian="bold" style:font-weight-complex="bold"/>
    </style:style>
    <style:style style:name="T50" style:family="text">
      <style:text-properties officeooo:rsid="0032ae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>1. Задание</text:p>
      <text:p text:style-name="P12"/>
      <text:p text:style-name="P1"><text:span text:style-name="T1"><text:tab/>5. Обеспечить автоматическое монтирование файловой системы при загрузке системы.</text:span></text:p>
      <text:p text:style-name="P1"/>
      <text:p text:style-name="P1"/>
      <text:p text:style-name="P1"/>
      <text:p text:style-name="P11">2. <text:span text:style-name="T2">Реализация</text:span></text:p>
      <text:p text:style-name="P11"/>
      <text:p text:style-name="P2"><text:tab/><text:span text:style-name="T13">username</text:span><text:span text:style-name="T50"> — имя пользователя.</text:span></text:p>
      <text:p text:style-name="P2"><text:tab/><text:span text:style-name="T14">/</text:span><text:span text:style-name="T23">home/username</text:span><text:span text:style-name="T50"> — домашний каталог пользователя.</text:span><text:tab/></text:p>
      <text:p text:style-name="P3"/>
      <text:p text:style-name="P4"><text:tab/><text:span text:style-name="T47">а) Создадим в домашнем каталоге директории </text:span><text:span text:style-name="T38">auto_mount</text:span><text:span text:style-name="T4"> </text:span><text:span text:style-name="T5">(</text:span><text:span text:style-name="T39">mkdir /home/username/auto_mount</text:span><text:span text:style-name="T5">) </text:span><text:span text:style-name="T15">mnt_dir</text:span><text:span text:style-name="T27"> (</text:span><text:span text:style-name="T15">mkdir </text:span><text:span text:style-name="T16">/home/username/</text:span><text:span text:style-name="T15">mnt_dir</text:span><text:span text:style-name="T6">)</text:span><text:span text:style-name="T4">.</text:span></text:p>
      <text:p text:style-name="P4"><text:span text:style-name="T4"/></text:p>
      <text:p text:style-name="P5"><text:span text:style-name="T4"><text:tab/></text:span><text:span text:style-name="T7">б) </text:span><text:span text:style-name="T25">Создадим файл </text:span><text:span text:style-name="T16">/home/username/auto_mount/amnt.sh</text:span><text:span text:style-name="T25"> (</text:span><text:span text:style-name="T16">touch /home/username/auto_mount/amnt.sh</text:span><text:span text:style-name="T25">) </text:span><text:span text:style-name="T28">и файл </text:span><text:span text:style-name="T16">/home/username/auto_mount/</text:span><text:span text:style-name="T17">ls_out.txt</text:span><text:span text:style-name="T25"> (</text:span><text:span text:style-name="T16">touch /home/username/auto_mount/</text:span><text:span text:style-name="T17">ls_out.txt</text:span><text:span text:style-name="T25">)</text:span><text:span text:style-name="T35">. </text:span><text:span text:style-name="T25">Выставим права на выполнение для файла </text:span><text:span text:style-name="T16">/home/username/auto_mount/amnt.sh</text:span><text:span text:style-name="T25"> (</text:span><text:span text:style-name="T16">chmod +x /home/username/auto_mount/amnt.sh</text:span><text:span text:style-name="T25">)</text:span><text:span text:style-name="T36">.</text:span></text:p>
      <text:p text:style-name="P3"><text:span text:style-name="T25"/></text:p>
      <text:p text:style-name="P6"><text:tab/><text:span text:style-name="T47">в) Отредактируем файл </text:span><text:span text:style-name="T16">/home/username/auto_mount/amnt.sh</text:span><text:span text:style-name="T25">, </text:span><text:span text:style-name="T26">записав туда следующее содержимое (</text:span><text:span text:style-name="T18">nano </text:span><text:span text:style-name="T16">/home/username/auto_mount/amnt.sh</text:span><text:span text:style-name="T26">):</text:span></text:p>
      <text:p text:style-name="P6"><text:span text:style-name="T26"><text:tab/></text:span><text:span text:style-name="T18">#!/bin/bash</text:span></text:p>
      <text:p text:style-name="P10"><text:span text:style-name="T45"><text:tab/>mount /dev/sdb1/ /home/username/mnt_dir -o ro</text:span></text:p>
      <text:p text:style-name="P10"><text:span text:style-name="T46"><text:tab/>ls -la /home/username/mnt_dir &gt;&gt; /home/username/auto_mount/ls_out.txt</text:span></text:p>
      <text:p text:style-name="P9">Комментарии:</text:p>
      <text:p text:style-name="P9"><text:tab/>Первая строка <text:span text:style-name="T18">#!/bin/bash</text:span><text:span text:style-name="T26"> — </text:span><text:span text:style-name="T24">путь до интерпретатора команд, который будет использоваться при выполнении </text:span><text:span text:style-name="T3">shell</text:span><text:span text:style-name="T24">-скрипта (в данном случае это </text:span><text:span text:style-name="T3">bash</text:span><text:span text:style-name="T24">).</text:span></text:p>
      <text:p text:style-name="P9"><text:span text:style-name="T24"><text:tab/>Вторая строка — монтирование устройства </text:span><text:span text:style-name="T14">/dev/sdb1</text:span><text:span text:style-name="T24"> (может быть и другим) в директорию </text:span><text:span text:style-name="T14">/home/username/mnt_dir</text:span><text:span text:style-name="T24"> с опциями (параметр </text:span><text:span text:style-name="T14">-o</text:span><text:span text:style-name="T24">) означающими возможность только чтения данных с устройства </text:span><text:span text:style-name="T14">/dev/sdb1</text:span><text:span text:style-name="T24"> (</text:span><text:span text:style-name="T14">ro</text:span><text:span text:style-name="T24"> = ReadOnly).</text:span></text:p>
      <text:p text:style-name="P9"><text:span text:style-name="T24"><text:tab/>Третья строка — вывод списка файлов и каталогов из корня файловой системы </text:span><text:span text:style-name="T14">/dev/sdb1</text:span><text:span text:style-name="T24">, смонтированной в директорию </text:span><text:span text:style-name="T14">/home/username/mnt_dir</text:span><text:span text:style-name="T24">, в конец текстового файла </text:span><text:span text:style-name="T17">/home/username/auto_mount/ls_out.txt.</text:span></text:p>
      <text:p text:style-name="P9"><text:span text:style-name="T28"/></text:p>
      <text:p text:style-name="P6"><text:span text:style-name="T28"><text:tab/></text:span><text:span text:style-name="T34">г) </text:span><text:span text:style-name="T29">Установим новую задачу для </text:span><text:span text:style-name="T8">cron</text:span><text:span text:style-name="T29"> от имени суперпользователя:</text:span></text:p>
      <text:p text:style-name="P6"><text:span text:style-name="T29"><text:tab/></text:span><text:span text:style-name="T19">sudo crontab -e</text:span></text:p>
      <text:p text:style-name="P6"><text:span text:style-name="T29"><text:tab/>Вставим в открывшийся файл (в конец) следующую строчку:</text:span></text:p>
      <text:p text:style-name="P6"><text:soft-page-break/><text:span text:style-name="T29"><text:tab/></text:span><text:span text:style-name="T19">@reboot /home/username/auto_mount/amnt.sh</text:span></text:p>
      <text:p text:style-name="P7"><text:span text:style-name="T33">Комментарии:</text:span></text:p>
      <text:p text:style-name="P7"><text:span text:style-name="T33"><text:tab/></text:span><text:span text:style-name="T20">sudo crontab -e</text:span><text:span text:style-name="T33"> — редактируем файл расписаний </text:span><text:span text:style-name="T9">cron</text:span><text:span text:style-name="T33"> для суперпользователя (</text:span><text:span text:style-name="T9">root</text:span><text:span text:style-name="T33">).</text:span></text:p>
      <text:p text:style-name="P7"><text:span text:style-name="T33"><text:tab/></text:span><text:span text:style-name="T9">@reboot</text:span><text:span text:style-name="T33"> — значит что задача </text:span><text:span text:style-name="T20">/home/username/auto_mount/amnt.sh</text:span><text:span text:style-name="T33"> будет выполняться .каждый раз при перезагрузке/загрузке системы</text:span><text:span text:style-name="T29">.</text:span></text:p>
      <text:p text:style-name="P6"><text:span text:style-name="T29"/></text:p>
      <text:p text:style-name="P6"><text:span text:style-name="T30"><text:tab/></text:span><text:span text:style-name="T34">е) </text:span><text:span text:style-name="T31">Выполним перезагрузку (</text:span><text:span text:style-name="T21">sudo reboot</text:span><text:span text:style-name="T31">).</text:span></text:p>
      <text:p text:style-name="P8"><text:span text:style-name="T31"><text:tab/>После перезагрузки в файл </text:span><text:span text:style-name="T17">/home/username/auto_mount/ls_out.txt</text:span><text:span text:style-name="T28"> </text:span><text:span text:style-name="T31">запишется вывод команды <text:s/></text:span><text:span text:style-name="T17">ls -la /home/username/mnt_dir</text:span><text:span text:style-name="T28">, </text:span><text:span text:style-name="T31">содержащий список файло</text:span><text:span text:style-name="T32">в</text:span><text:span text:style-name="T31"> и директорий на файловой <text:s/>системе смонтированного устройства </text:span><text:span text:style-name="T21">/dev/sdb1.</text:span></text:p>
      <text:p text:style-name="P8"><text:span text:style-name="T31"><text:tab/></text:span></text:p>
      <text:p text:style-name="P8"><text:span text:style-name="T31"><text:tab/></text:span><text:span text:style-name="T34">д) </text:span><text:span text:style-name="T32">Размонтируем файловую систему устройства </text:span><text:span text:style-name="T22">/dev/sdb1</text:span><text:span text:style-name="T32"> (</text:span><text:span text:style-name="T22">sudo umount /dev/sdb1</text:span><text:span text:style-name="T32">).</text:span></text:p>
      <text:p text:style-name="P6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2:23:57.301927934</meta:creation-date>
    <dc:date>2017-12-12T02:51:03.399364336</dc:date>
    <meta:editing-duration>PT21M53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3" meta:paragraph-count="26" meta:word-count="222" meta:character-count="2180" meta:non-whitespace-character-count="1951"/>
  </office:meta>
</office:document-meta>
</file>